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officeooo:rsid="0017e3c8" officeooo:paragraph-rsid="0017e3c8"/>
    </style:style>
    <style:style style:name="P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language-asian="en" style:country-asian="US" style:font-style-asian="normal" style:font-weight-asian="normal" style:font-name-complex="Arial1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fore <office:annotation office:name="__Annotation__10_879531686"><dc:creator>vmiklos</dc:creator><dc:date>2014-01-10T20:17:00</dc:date><loext:sender-initials>v</loext:sender-initials><text:p>Outer</text:p></office:annotation>aaa <office:annotation office:name="__Annotation__7_879531686"><dc:creator>vmiklos</dc:creator><dc:date>2014-01-10T20:17:00</dc:date><loext:sender-initials>v</loext:sender-initials><text:p>Inner</text:p></office:annotation>bbb<office:annotation-end office:name="__Annotation__7_879531686"/> ccc<office:annotation-end office:name="__Annotation__10_879531686"/> after.</text:p>
      <text:p text:style-name="P2">Also a plain<office:annotation><dc:creator>Miklos Vajna</dc:creator><dc:date>2014-01-10T20:32:45.070747744</dc:date><text:list text:style-name=""><text:list-item><text:p text:style-name="P3"><text:span text:style-name="T1">As in non-range.</text:span></text:p></text:list-item></text:list></office:annotation> 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miklos</meta:initial-creator>
    <dc:creator>Miklos Vajna</dc:creator>
    <meta:editing-cycles>2</meta:editing-cycles>
    <meta:creation-date>2014-01-10T19:16:00</meta:creation-date>
    <dc:date>2014-01-10T20:32:53.215582564</dc:date>
    <meta:editing-duration>PT1S</meta:editing-duration>
    <meta:generator>LibreOfficeDev/4.3.0.0.alpha0$Linux_X86_64 LibreOffice_project/9a0aa9f1bc39bd2570e7a9a465114ac860822137</meta:generator>
    <meta:document-statistic meta:table-count="0" meta:image-count="0" meta:object-count="0" meta:page-count="1" meta:paragraph-count="2" meta:word-count="9" meta:character-count="42" meta:non-whitespace-character-count="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